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3.85cm" fo:min-width="56.9cm"/>
    </style:style>
    <style:style style:name="gr2" style:family="graphic" style:parent-style-name="standard">
      <style:graphic-properties draw:stroke="solid" svg:stroke-color="#000000" draw:fill="none" draw:fill-color="#ffffff" fo:min-height="0.556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935cm" fo:min-width="6.833cm"/>
    </style:style>
    <style:style style:name="gr4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11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3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4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5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9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30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7" style:family="paragraph">
      <loext:graphic-properties draw:fill="none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5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6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5pt" style:font-size-asian="5pt" style:font-size-complex="5pt"/>
    </style:style>
    <style:style style:name="T9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7.4cm" svg:height="34.1cm" svg:x="1cm" svg:y="6.9cm">
          <text:p text:style-name="P1"><text:span text:style-name="T1">Layer 0 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1cm" svg:height="0.806cm" svg:x="1.9cm" svg:y="14.594cm">
          <draw:text-box>
            <text:p text:style-name="P1"><text:span text:style-name="T2">Test of QM template</text:span></text:p>
          </draw:text-box>
        </draw:frame>
        <draw:frame draw:style-name="gr3" draw:text-style-name="P4" draw:layer="layout" svg:width="7.333cm" svg:height="1.185cm" svg:x="44.967cm" svg:y="2.915cm">
          <draw:text-box>
            <text:p><text:span text:style-name="T3"><text:file-name text:display="name">005-000-QMTemplate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6" draw:layer="layout" svg:width="5.549cm" svg:height="4.74cm" svg:x="24.217cm" svg:y="29.102cm">
            <draw:text-box>
              <text:p text:style-name="P5"><text:span text:style-name="T4">QMSensor</text:span></text:p>
            </draw:text-box>
          </draw:frame>
          <draw:polygon draw:style-name="gr5" draw:text-style-name="P7" draw:layer="layout" svg:width="9.721cm" svg:height="7.479cm" svg:x="21.889cm" svg:y="26.4cm" svg:viewBox="0 0 9722 7480" draw:points="0,7480 9722,7480 4858,0">
            <text:p/>
          </draw:polygon>
          <draw:custom-shape draw:style-name="gr6" draw:text-style-name="P8" draw:layer="layout" svg:width="0.486cm" svg:height="0.5cm" svg:x="21.5cm" svg:y="33.7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31.514cm" svg:y="3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26.507cm" svg:y="2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0" draw:layer="layout" draw:type="line" svg:x1="18.8cm" svg:y1="34.251cm" svg:x2="21.701cm" svg:y2="33.999cm" draw:start-shape="id1" draw:start-glue-point="1" draw:end-shape="id2" draw:end-glue-point="6" svg:d="M18800 34251l2901-252" svg:viewBox="0 0 2902 253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11" draw:layer="layout" svg:width="5.549cm" svg:height="4.74cm" svg:x="7.019cm" svg:y="31.403cm">
            <draw:text-box>
              <text:p text:style-name="P5"><text:span text:style-name="T5">Env</text:span></text:p>
            </draw:text-box>
          </draw:frame>
          <draw:polygon draw:style-name="gr5" draw:text-style-name="P7" draw:layer="layout" svg:width="9.721cm" svg:height="7.479cm" svg:x="4.691cm" svg:y="28.701cm" svg:viewBox="0 0 9722 7480" draw:points="0,7480 9722,7480 4858,0">
            <text:p/>
          </draw:polygon>
          <draw:custom-shape draw:style-name="gr6" draw:text-style-name="P8" draw:layer="layout" svg:width="0.486cm" svg:height="0.5cm" svg:x="4.302cm" svg:y="36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14.316cm" svg:y="36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9.309cm" svg:y="28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7" draw:text-style-name="P9" xml:id="id4" draw:id="id4" draw:layer="layout" svg:width="0.5cm" svg:height="0.5cm" svg:x="21.2cm" svg:y="3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10" draw:layer="layout" draw:type="line" svg:x1="21.25cm" svg:y1="38.498cm" svg:x2="21.45cm" svg:y2="37.1cm" draw:start-shape="id3" draw:start-glue-point="0" draw:end-shape="id4" draw:end-glue-point="8" svg:d="M21250 38498l200-1398" svg:viewBox="0 0 201 1399">
          <text:p/>
        </draw:connector>
        <draw:g xml:id="id6" draw:id="id6">
          <draw:g>
            <draw:custom-shape draw:style-name="gr9" draw:text-style-name="P13" draw:layer="ConfigLayout" svg:width="0.8cm" svg:height="0.3cm" svg:x="24.1cm" svg:y="36.9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24.9cm" svg:y="36.9cm">
              <text:p text:style-name="P12"><text:span text:style-name="T6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24.1cm" svg:y="37.2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24.9cm" svg:y="37.2cm">
              <text:p text:style-name="P12"><text:span text:style-name="T6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24.1cm" svg:y="37.5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26.3cm" svg:y="37.8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24.1cm" svg:y="37.802cm">
                <text:p text:style-name="P12"><text:span text:style-name="T6">Puls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25.2cm" svg:y="37.802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3" draw:text-style-name="P13" draw:layer="ConfigLayout" draw:type="line" svg:x1="23.274cm" svg:y1="35.974cm" svg:x2="21.701cm" svg:y2="33.999cm" draw:start-shape="id5" draw:start-glue-point="5" draw:end-shape="id2" draw:end-glue-point="6" svg:d="M23274 35974l-1573-1975" svg:viewBox="0 0 1574 1976">
          <text:p text:style-name="P12"><text:span text:style-name="T6">QMReset</text:span></text:p>
        </draw:connector>
        <draw:connector draw:style-name="gr14" draw:text-style-name="P10" draw:layer="ConfigLayout" draw:type="line" svg:x1="24.1cm" svg:y1="37.501cm" svg:x2="23.451cm" svg:y2="36.401cm" draw:start-shape="id6" draw:start-glue-point="3" draw:end-shape="id5" draw:end-glue-point="8" svg:d="M24100 37501l-649-1100" svg:viewBox="0 0 650 1101">
          <text:p/>
        </draw:connector>
        <draw:custom-shape draw:style-name="gr7" draw:text-style-name="P9" xml:id="id8" draw:id="id8" draw:layer="layout" svg:width="0.5cm" svg:height="0.5cm" svg:x="46cm" svg:y="3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10" draw:id="id10" draw:layer="layout" svg:width="0.5cm" svg:height="0.5cm" svg:x="45.9cm" svg:y="3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9" draw:id="id9" draw:layer="layout" svg:width="0.5cm" svg:height="0.5cm" svg:x="47.1cm" svg:y="3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3" draw:layer="layout" draw:type="line" svg:x1="44.998cm" svg:y1="33.998cm" svg:x2="46.25cm" svg:y2="35.4cm" draw:start-shape="id7" draw:start-glue-point="4" draw:end-shape="id8" draw:end-glue-point="4" svg:d="M44998 33998l1252 1402" svg:viewBox="0 0 1253 1403">
          <text:p text:style-name="P12"><text:span text:style-name="T6">Transfer</text:span></text:p>
        </draw:connector>
        <draw:connector draw:style-name="gr8" draw:text-style-name="P10" draw:layer="layout" draw:type="line" svg:x1="44.998cm" svg:y1="33.998cm" svg:x2="47.35cm" svg:y2="34.4cm" draw:start-shape="id7" draw:start-glue-point="4" draw:end-shape="id9" draw:end-glue-point="4" svg:d="M44998 33998l2352 402" svg:viewBox="0 0 2353 403">
          <text:p/>
        </draw:connector>
        <draw:connector draw:style-name="gr8" draw:text-style-name="P10" draw:layer="layout" draw:type="line" svg:x1="46.25cm" svg:y1="35.9cm" svg:x2="46.15cm" svg:y2="37.4cm" draw:start-shape="id8" draw:start-glue-point="8" draw:end-shape="id10" draw:end-glue-point="4" svg:d="M46250 35900l-100 1500" svg:viewBox="0 0 101 1501">
          <text:p/>
        </draw:connector>
        <draw:g xml:id="id12" draw:id="id12">
          <draw:g>
            <draw:custom-shape draw:style-name="gr9" draw:text-style-name="P13" draw:layer="ConfigLayout" svg:width="0.8cm" svg:height="0.3cm" svg:x="47.3cm" svg:y="36.5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48.1cm" svg:y="36.498cm">
              <text:p text:style-name="P12"><text:span text:style-name="T6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47.3cm" svg:y="36.8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48.1cm" svg:y="36.798cm">
              <text:p text:style-name="P12"><text:span text:style-name="T6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47.3cm" svg:y="37.1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49.5cm" svg:y="37.4cm">
                <text:p text:style-name="P12"><text:span text:style-name="T6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47.3cm" svg:y="37.4cm">
                <text:p text:style-name="P12"><text:span text:style-name="T6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48.4cm" svg:y="37.4cm">
                <text:p text:style-name="P12"><text:span text:style-name="T6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47.6cm" svg:y1="33.201cm" svg:x2="44.998cm" svg:y2="33.998cm" draw:start-shape="id11" draw:start-glue-point="3" draw:end-shape="id7" draw:end-glue-point="4" svg:d="M47600 33201l-2602 797" svg:viewBox="0 0 2603 798">
          <text:p/>
        </draw:connector>
        <draw:connector draw:style-name="gr14" draw:text-style-name="P10" draw:layer="ConfigLayout" draw:type="line" svg:x1="48.95cm" svg:y1="36.498cm" svg:x2="46.5cm" svg:y2="35.65cm" draw:start-shape="id12" draw:start-glue-point="0" draw:end-shape="id8" svg:d="M48950 36498l-2450-848" svg:viewBox="0 0 2451 849">
          <text:p/>
        </draw:connector>
        <draw:connector draw:style-name="gr16" draw:text-style-name="P13" draw:layer="ConfigLayout" draw:type="curve" svg:x1="23.451cm" svg:y1="35.901cm" svg:x2="44.998cm" svg:y2="33.998cm" draw:start-shape="id5" draw:start-glue-point="4" draw:end-shape="id7" draw:end-glue-point="4" svg:d="M23451 35901c0-1275 21547-324 21547-1903" svg:viewBox="0 0 21548 1904">
          <text:p text:style-name="P12"><text:span text:style-name="T6">Reset</text:span></text:p>
        </draw:connector>
        <draw:connector draw:style-name="gr16" draw:text-style-name="P13" draw:layer="ConfigLayout" draw:type="curve" svg:x1="23.451cm" svg:y1="35.901cm" svg:x2="46.073cm" svg:y2="35.473cm" draw:start-shape="id5" draw:start-glue-point="4" draw:end-shape="id8" draw:end-glue-point="5" svg:d="M23451 35901c0-1503 22622-1289 22622-428" svg:viewBox="0 0 22623 1103">
          <text:p text:style-name="P12"><text:span text:style-name="T6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14" draw:layer="layout" svg:width="5.549cm" svg:height="4.74cm" svg:x="37.417cm" svg:y="29.102cm">
            <draw:text-box>
              <text:p text:style-name="P5"><text:span text:style-name="T7">QMActuator</text:span></text:p>
            </draw:text-box>
          </draw:frame>
          <draw:polygon draw:style-name="gr5" draw:text-style-name="P7" draw:layer="layout" svg:width="9.721cm" svg:height="7.479cm" svg:x="35.089cm" svg:y="26.4cm" svg:viewBox="0 0 9722 7480" draw:points="0,7480 9722,7480 4858,0">
            <text:p/>
          </draw:polygon>
          <draw:custom-shape draw:style-name="gr6" draw:text-style-name="P8" draw:layer="layout" svg:width="0.486cm" svg:height="0.5cm" svg:x="34.7cm" svg:y="33.7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44.714cm" svg:y="3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39.707cm" svg:y="25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g>
            <draw:custom-shape draw:style-name="gr9" draw:text-style-name="P13" draw:layer="ConfigLayout" svg:width="0.8cm" svg:height="0.3cm" svg:x="47.6cm" svg:y="32.6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48.4cm" svg:y="32.6cm">
              <text:p text:style-name="P12"><text:span text:style-name="T6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47.6cm" svg:y="32.9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48.4cm" svg:y="32.9cm">
              <text:p text:style-name="P12"><text:span text:style-name="T6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47.6cm" svg:y="33.2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49.8cm" svg:y="33.5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47.6cm" svg:y="33.502cm">
                <text:p text:style-name="P12"><text:span text:style-name="T6">Gain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48.7cm" svg:y="33.502cm">
                <text:p text:style-name="P12"><text:span text:style-name="T6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7" draw:text-style-name="P13" draw:layer="layout" svg:width="0.8cm" svg:height="0.3cm" svg:x="15.5cm" svg:y="33.5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2.5cm" svg:height="0.3cm" svg:x="16.3cm" svg:y="33.5cm">
              <text:p text:style-name="P12"><text:span text:style-name="T6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layout" svg:width="0.8cm" svg:height="0.3cm" svg:x="15.5cm" svg:y="33.8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2.5cm" svg:height="0.3cm" svg:x="16.3cm" svg:y="33.8cm">
              <text:p text:style-name="P12"><text:span text:style-name="T6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layout" svg:width="3.3cm" svg:height="0.3cm" svg:x="15.5cm" svg:y="34.1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3" draw:layer="layout" svg:width="1.1cm" svg:height="0.3cm" svg:x="17.7cm" svg:y="34.4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21" draw:text-style-name="P13" draw:layer="layout" svg:width="1.8cm" svg:height="0.3cm" svg:x="15.5cm" svg:y="34.402cm">
                <text:p text:style-name="P12"><text:span text:style-name="T6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3" draw:layer="layout" svg:width="0.4cm" svg:height="0.3cm" svg:x="17.3cm" svg:y="34.402cm">
                <text:p text:style-name="P12"><text:span text:style-name="T6">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3" draw:layer="layout" svg:width="1.1cm" svg:height="0.3cm" svg:x="17.7cm" svg:y="34.7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1.1cm" svg:height="0.3cm" svg:x="15.5cm" svg:y="34.702cm">
                <text:p text:style-name="P12"><text:span text:style-name="T6">TimeLimi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1.1cm" svg:height="0.3cm" svg:x="16.6cm" svg:y="34.702cm">
                <text:p text:style-name="P12"><text:span text:style-name="T6">0.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7" draw:text-style-name="P13" draw:layer="layout" svg:width="0.8cm" svg:height="0.3cm" svg:x="19.6cm" svg:y="38.5cm">
              <text:p text:style-name="P12"><text:span text:style-name="T6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8" draw:text-style-name="P13" draw:layer="layout" svg:width="2.5cm" svg:height="0.3cm" svg:x="20.4cm" svg:y="38.498cm">
              <text:p text:style-name="P12"><text:span text:style-name="T6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7" draw:text-style-name="P13" draw:layer="layout" svg:width="0.8cm" svg:height="0.3cm" svg:x="19.6cm" svg:y="38.8cm">
              <text:p text:style-name="P12"><text:span text:style-name="T6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8" draw:text-style-name="P13" draw:layer="layout" svg:width="2.5cm" svg:height="0.3cm" svg:x="20.4cm" svg:y="38.798cm">
              <text:p text:style-name="P12"><text:span text:style-name="T6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9" draw:text-style-name="P13" draw:layer="layout" svg:width="3.3cm" svg:height="0.3cm" svg:x="19.6cm" svg:y="39.1cm">
              <text:p text:style-name="P12"><text:span text:style-name="T6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3" draw:layer="layout" svg:width="1.1cm" svg:height="0.3cm" svg:x="21.8cm" svg:y="39.4cm">
                <text:p text:style-name="P12"><text:span text:style-name="T6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20" draw:text-style-name="P13" draw:layer="layout" svg:width="1.1cm" svg:height="0.3cm" svg:x="19.6cm" svg:y="39.4cm">
                <text:p text:style-name="P12"><text:span text:style-name="T6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20" draw:text-style-name="P13" draw:layer="layout" svg:width="1.1cm" svg:height="0.3cm" svg:x="20.7cm" svg:y="39.4cm">
                <text:p text:style-name="P12"><text:span text:style-name="T6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7" draw:text-style-name="P13" draw:layer="layout" svg:width="0.8cm" svg:height="0.3cm" svg:x="46cm" svg:y="39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2.5cm" svg:height="0.3cm" svg:x="46.8cm" svg:y="38.998cm">
              <text:p text:style-name="P12"><text:span text:style-name="T6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layout" svg:width="0.8cm" svg:height="0.3cm" svg:x="46cm" svg:y="39.3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2.5cm" svg:height="0.3cm" svg:x="46.8cm" svg:y="39.298cm">
              <text:p text:style-name="P12"><text:span text:style-name="T6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layout" svg:width="3.3cm" svg:height="0.3cm" svg:x="46cm" svg:y="39.6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3" draw:layer="layout" svg:width="1.1cm" svg:height="0.3cm" svg:x="48.2cm" svg:y="40.2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1.1cm" svg:height="0.3cm" svg:x="46cm" svg:y="40.2cm">
                <text:p text:style-name="P12"><text:span text:style-name="T6">Publish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1.1cm" svg:height="0.3cm" svg:x="47.1cm" svg:y="40.2cm">
                <text:p text:style-name="P12"><text:span text:style-name="T6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layout" svg:width="1.1cm" svg:height="0.3cm" svg:x="48.2cm" svg:y="39.9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1.1cm" svg:height="0.3cm" svg:x="46cm" svg:y="39.9cm">
                <text:p text:style-name="P12"><text:span text:style-name="T6">Variabl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5" draw:layer="layout" svg:width="1.1cm" svg:height="0.3cm" svg:x="47.1cm" svg:y="39.9cm">
                <text:p text:style-name="P12"><text:span text:style-name="T8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3" draw:id="id13">
          <draw:g>
            <draw:custom-shape draw:style-name="gr17" draw:text-style-name="P13" draw:layer="layout" svg:width="0.8cm" svg:height="0.3cm" svg:x="49.8cm" svg:y="34.8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2.5cm" svg:height="0.3cm" svg:x="50.6cm" svg:y="34.798cm">
              <text:p text:style-name="P12"><text:span text:style-name="T6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layout" svg:width="0.8cm" svg:height="0.3cm" svg:x="49.8cm" svg:y="35.1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layout" svg:width="2.5cm" svg:height="0.3cm" svg:x="50.6cm" svg:y="35.098cm">
              <text:p text:style-name="P12"><text:span text:style-name="T6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layout" svg:width="3.3cm" svg:height="0.3cm" svg:x="49.8cm" svg:y="35.4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3" draw:layer="layout" svg:width="1.1cm" svg:height="0.3cm" svg:x="52cm" svg:y="36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1.1cm" svg:height="0.3cm" svg:x="49.8cm" svg:y="36cm">
                <text:p text:style-name="P12"><text:span text:style-name="T6">Publish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1.1cm" svg:height="0.3cm" svg:x="50.9cm" svg:y="36cm">
                <text:p text:style-name="P12"><text:span text:style-name="T6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layout" svg:width="1.1cm" svg:height="0.3cm" svg:x="52cm" svg:y="3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layout" svg:width="1.1cm" svg:height="0.3cm" svg:x="49.8cm" svg:y="35.7cm">
                <text:p text:style-name="P12"><text:span text:style-name="T6">Variabl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5" draw:layer="layout" svg:width="1.1cm" svg:height="0.3cm" svg:x="50.9cm" svg:y="35.7cm">
                <text:p text:style-name="P12"><text:span text:style-name="T8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8" draw:text-style-name="P10" draw:layer="layout" draw:type="line" svg:x1="51.45cm" svg:y1="34.798cm" svg:x2="47.35cm" svg:y2="34.9cm" draw:start-shape="id13" draw:start-glue-point="0" draw:end-shape="id9" draw:end-glue-point="8" svg:d="M51450 34798l-4100 102" svg:viewBox="0 0 4101 103">
          <text:p/>
        </draw:connector>
        <draw:connector draw:style-name="gr8" draw:text-style-name="P10" draw:layer="layout" draw:type="line" svg:x1="47.65cm" svg:y1="38.998cm" svg:x2="46.327cm" svg:y2="37.827cm" draw:start-shape="id14" draw:start-glue-point="0" draw:end-shape="id10" draw:end-glue-point="9" svg:d="M47650 38998l-1323-1171" svg:viewBox="0 0 1324 1172">
          <text:p/>
        </draw:connector>
        <draw:custom-shape draw:style-name="gr7" draw:text-style-name="P9" xml:id="id17" draw:id="id17" draw:layer="layout" svg:width="0.5cm" svg:height="0.5cm" svg:x="40.5cm" svg:y="2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5" draw:id="id15">
          <draw:g>
            <draw:custom-shape draw:style-name="gr9" draw:text-style-name="P13" draw:layer="ConfigLayout" svg:width="0.8cm" svg:height="0.3cm" svg:x="35.7cm" svg:y="24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36.5cm" svg:y="23.998cm">
              <text:p text:style-name="P12"><text:span text:style-name="T6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35.7cm" svg:y="24.3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36.5cm" svg:y="24.298cm">
              <text:p text:style-name="P12"><text:span text:style-name="T6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35.7cm" svg:y="24.6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37.9cm" svg:y="24.9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35.7cm" svg:y="24.9cm">
                <text:p text:style-name="P12"><text:span text:style-name="T6">Constant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36.8cm" svg:y="24.9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6" draw:id="id16">
          <draw:g>
            <draw:custom-shape draw:style-name="gr9" draw:text-style-name="P13" draw:layer="ConfigLayout" svg:width="0.8cm" svg:height="0.3cm" svg:x="41.6cm" svg:y="23.1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42.4cm" svg:y="23.1cm">
              <text:p text:style-name="P12"><text:span text:style-name="T6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41.6cm" svg:y="23.4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42.4cm" svg:y="23.4cm">
              <text:p text:style-name="P12"><text:span text:style-name="T6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41.6cm" svg:y="23.7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43.8cm" svg:y="24.0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41.6cm" svg:y="24.002cm">
                <text:p text:style-name="P12"><text:span text:style-name="T6">Constant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42.7cm" svg:y="24.002cm">
                <text:p text:style-name="P12"><text:span text:style-name="T6">0.0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39cm" svg:y1="24.599cm" svg:x2="39.95cm" svg:y2="25.9cm" draw:start-shape="id15" draw:end-shape="id7" draw:end-glue-point="0" svg:d="M39000 24599l950 1301" svg:viewBox="0 0 951 1302">
          <text:p/>
        </draw:connector>
        <draw:connector draw:style-name="gr14" draw:text-style-name="P10" draw:layer="ConfigLayout" draw:type="line" svg:x1="41.6cm" svg:y1="23.701cm" svg:x2="40.927cm" svg:y2="24.473cm" draw:start-shape="id16" draw:start-glue-point="3" draw:end-shape="id17" draw:end-glue-point="11" svg:d="M41600 23701l-673 772" svg:viewBox="0 0 674 773">
          <text:p/>
        </draw:connector>
        <draw:connector draw:style-name="gr24" draw:text-style-name="P13" draw:layer="ConfigLayout" draw:type="curve" draw:line-skew="1.464cm -1.079cm" svg:x1="39.998cm" svg:y1="26.2cm" svg:x2="44.998cm" svg:y2="33.998cm" draw:start-shape="id7" draw:start-glue-point="5" draw:end-shape="id7" draw:end-glue-point="4" svg:d="M39998 26200c0 994 2312 828 3422 2529s1016 5269 1578 5269" svg:viewBox="0 0 5001 7799">
          <text:p/>
        </draw:connector>
        <draw:connector draw:style-name="gr24" draw:text-style-name="P13" draw:layer="ConfigLayout" draw:type="curve" draw:line-skew="-2.733cm" svg:x1="40.75cm" svg:y1="24.9cm" svg:x2="46.427cm" svg:y2="35.473cm" draw:start-shape="id17" draw:start-glue-point="8" draw:end-shape="id8" draw:end-glue-point="11" svg:d="M40750 24900c0 3777 5677-1509 5677 10573" svg:viewBox="0 0 5678 10574">
          <text:p/>
        </draw:connector>
        <draw:connector draw:style-name="gr15" draw:text-style-name="P16" draw:layer="layout" draw:type="line" svg:x1="40.573cm" svg:y1="24.827cm" svg:x2="39.95cm" svg:y2="25.9cm" draw:start-shape="id17" draw:start-glue-point="7" draw:end-shape="id7" draw:end-glue-point="0" svg:d="M40573 24827l-623 1073" svg:viewBox="0 0 624 1074">
          <text:p text:style-name="P12"><text:span text:style-name="T9">Transfer</text:span></text:p>
        </draw:connector>
        <draw:g xml:id="id18" draw:id="id18">
          <draw:g>
            <draw:custom-shape draw:style-name="gr9" draw:text-style-name="P13" draw:layer="ConfigLayout" svg:width="0.8cm" svg:height="0.3cm" svg:x="15.7cm" svg:y="36.9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16.5cm" svg:y="36.9cm">
              <text:p text:style-name="P12"><text:span text:style-name="T6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5.7cm" svg:y="37.2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16.5cm" svg:y="37.2cm">
              <text:p text:style-name="P12"><text:span text:style-name="T6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5.7cm" svg:y="37.5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17.9cm" svg:y="37.802cm">
                <text:p text:style-name="P12"><text:span text:style-name="T6">String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5.7cm" svg:y="37.802cm">
                <text:p text:style-name="P12"><text:span text:style-name="T6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6.8cm" svg:y="37.802cm">
                <text:p text:style-name="P12"><text:span text:style-name="T6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17.35cm" svg:y1="36.9cm" svg:x2="19.774cm" svg:y2="35.828cm" draw:start-shape="id18" draw:start-glue-point="0" draw:end-shape="id19" draw:end-glue-point="7" svg:d="M17350 36900l2424-1072" svg:viewBox="0 0 2425 1073">
          <text:p/>
        </draw:connector>
        <draw:connector draw:style-name="gr8" draw:text-style-name="P10" draw:layer="ConfigLayout" draw:type="line" svg:x1="21.701cm" svg:y1="33.999cm" svg:x2="20.128cm" svg:y2="35.474cm" draw:start-shape="id2" draw:start-glue-point="6" draw:end-shape="id19" draw:end-glue-point="11" svg:d="M21701 33999l-1573 1475" svg:viewBox="0 0 1574 1476">
          <text:p/>
        </draw:connector>
        <draw:connector draw:style-name="gr13" draw:text-style-name="P13" draw:layer="layout" draw:type="line" svg:x1="21.45cm" svg:y1="36.6cm" svg:x2="21.701cm" svg:y2="33.999cm" draw:start-shape="id4" draw:start-glue-point="4" draw:end-shape="id2" draw:end-glue-point="6" svg:d="M21450 36600l251-2601" svg:viewBox="0 0 252 2602">
          <text:p text:style-name="P12"><text:span text:style-name="T6">QMLevel</text:span></text:p>
        </draw:connector>
        <draw:connector draw:style-name="gr14" draw:text-style-name="P10" draw:layer="layout" draw:type="line" svg:x1="3.151cm" svg:y1="37.799cm" svg:x2="4.502cm" svg:y2="36.3cm" svg:d="M3151 37799l1351-1499" svg:viewBox="0 0 1352 1500">
          <text:p/>
        </draw:connector>
        <draw:g>
          <draw:g>
            <draw:custom-shape draw:style-name="gr9" draw:text-style-name="P13" draw:layer="layout" svg:width="0.8cm" svg:height="0.3cm" svg:x="1.501cm" svg:y="37.8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layout" svg:width="2.5cm" svg:height="0.3cm" svg:x="2.301cm" svg:y="37.798cm">
              <text:p text:style-name="P12"><text:span text:style-name="T6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layout" svg:width="3.3cm" svg:height="0.3cm" svg:x="1.501cm" svg:y="38.1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layout" svg:width="1.1cm" svg:height="0.3cm" svg:x="3.701cm" svg:y="38.7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layout" svg:width="1.4cm" svg:height="0.3cm" svg:x="1.501cm" svg:y="38.7cm">
                <text:p text:style-name="P12"><text:span text:style-name="T6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0.8cm" svg:height="0.3cm" svg:x="2.901cm" svg:y="38.7cm">
                <text:p text:style-name="P12"><text:span text:style-name="T6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2" draw:text-style-name="P13" draw:layer="layout" svg:width="1.1cm" svg:height="0.3cm" svg:x="3.701cm" svg:y="38.4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layout" svg:width="1.4cm" svg:height="0.3cm" svg:x="1.501cm" svg:y="38.4cm">
                <text:p text:style-name="P12"><text:span text:style-name="T6">Pause</text:span></text:p>
                <draw:enhanced-geometry svg:viewBox="0 0 21600 21600" draw:type="rectangle" draw:enhanced-path="M 0 0 L 21600 0 21600 21600 0 21600 0 0 Z N"/>
              </draw:custom-shape>
              <draw:custom-shape draw:style-name="gr9" draw:text-style-name="P13" draw:layer="layout" svg:width="0.8cm" svg:height="0.3cm" svg:x="2.901cm" svg:y="38.4cm">
                <text:p text:style-name="P12"><text:span text:style-name="T6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1" draw:id="id21">
          <draw:glue-point draw:id="4" svg:x="4.808cm" svg:y="4.757cm"/>
          <draw:glue-point draw:id="5" svg:x="0.046cm" svg:y="-4.639cm"/>
          <draw:glue-point draw:id="6" svg:x="-4.809cm" svg:y="4.759cm"/>
          <draw:frame draw:style-name="gr4" draw:text-style-name="P14" draw:layer="layout" svg:width="5.549cm" svg:height="4.74cm" svg:x="24.818cm" svg:y="14.103cm">
            <draw:text-box>
              <text:p text:style-name="P5"><text:span text:style-name="T7">QMVariables</text:span></text:p>
            </draw:text-box>
          </draw:frame>
          <draw:polygon draw:style-name="gr5" draw:text-style-name="P7" draw:layer="layout" svg:width="9.721cm" svg:height="7.479cm" svg:x="22.49cm" svg:y="11.401cm" svg:viewBox="0 0 9722 7480" draw:points="0,7480 9722,7480 4858,0">
            <text:p/>
          </draw:polygon>
          <draw:custom-shape draw:style-name="gr6" draw:text-style-name="P8" draw:layer="layout" svg:width="0.486cm" svg:height="0.5cm" svg:x="22.101cm" svg:y="18.7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32.115cm" svg:y="18.7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0.486cm" svg:height="0.5cm" svg:x="27.108cm" svg:y="10.9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g>
            <draw:custom-shape draw:style-name="gr9" draw:text-style-name="P13" draw:layer="ConfigLayout" svg:width="0.8cm" svg:height="0.3cm" svg:x="17.8cm" svg:y="18.3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18.6cm" svg:y="18.3cm">
              <text:p text:style-name="P12"><text:span text:style-name="T6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7.8cm" svg:y="18.6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13" draw:layer="ConfigLayout" svg:width="2.5cm" svg:height="0.3cm" svg:x="18.6cm" svg:y="18.6cm">
              <text:p text:style-name="P12"><text:span text:style-name="T6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7.8cm" svg:y="18.9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20cm" svg:y="19.202cm">
                <text:p text:style-name="P12"><text:span text:style-name="T6">String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7.8cm" svg:y="19.202cm">
                <text:p text:style-name="P12"><text:span text:style-name="T6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8.9cm" svg:y="19.202cm">
                <text:p text:style-name="P12"><text:span text:style-name="T6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21.1cm" svg:y1="18.901cm" svg:x2="22.302cm" svg:y2="19cm" draw:start-shape="id20" draw:start-glue-point="1" draw:end-shape="id21" draw:end-glue-point="6" svg:d="M21100 18901l1202 99" svg:viewBox="0 0 1203 100">
          <text:p/>
        </draw:connector>
        <draw:connector draw:style-name="gr14" draw:text-style-name="P10" draw:layer="ConfigLayout" draw:type="line" svg:x1="21.701cm" svg:y1="33.999cm" svg:x2="22.302cm" svg:y2="19cm" draw:start-shape="id2" draw:start-glue-point="6" draw:end-shape="id21" draw:end-glue-point="6" svg:d="M21701 33999l601-14999" svg:viewBox="0 0 602 15000">
          <text:p/>
        </draw:connector>
        <draw:g xml:id="id22" draw:id="id22">
          <draw:g>
            <draw:custom-shape draw:style-name="gr9" draw:text-style-name="P13" draw:layer="ConfigLayout" svg:width="0.8cm" svg:height="0.3cm" svg:x="16.7cm" svg:y="19.8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7.5cm" svg:y="19.798cm">
              <text:p text:style-name="P12"><text:span text:style-name="T6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6.7cm" svg:y="20.1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7.5cm" svg:y="20.098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6.7cm" svg:y="20.4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18.9cm" svg:y="20.7cm">
                <text:p text:style-name="P12"><text:span text:style-name="T6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6.7cm" svg:y="20.7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7.8cm" svg:y="20.7cm">
                <text:p text:style-name="P12"><text:span text:style-name="T6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7" draw:text-style-name="P9" xml:id="id23" draw:id="id23" draw:layer="ConfigLayout" svg:width="0.5cm" svg:height="0.5cm" svg:x="2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line" svg:x1="20cm" svg:y1="20.399cm" svg:x2="21.2cm" svg:y2="20.75cm" draw:start-shape="id22" draw:start-glue-point="1" draw:end-shape="id23" draw:end-glue-point="6" svg:d="M20000 20399l1200 351" svg:viewBox="0 0 1201 352">
          <text:p/>
        </draw:connector>
        <draw:connector draw:style-name="gr14" draw:text-style-name="P10" draw:layer="ConfigLayout" draw:type="line" svg:x1="21.701cm" svg:y1="33.999cm" svg:x2="21.45cm" svg:y2="21cm" draw:start-shape="id2" draw:start-glue-point="6" draw:end-shape="id23" draw:end-glue-point="8" svg:d="M21701 33999l-251-12999" svg:viewBox="0 0 252 13000">
          <text:p/>
        </draw:connector>
        <draw:connector draw:style-name="gr13" draw:text-style-name="P16" draw:layer="ConfigLayout" draw:type="line" svg:x1="21.627cm" svg:y1="20.573cm" svg:x2="22.302cm" svg:y2="19cm" draw:start-shape="id23" draw:start-glue-point="11" draw:end-shape="id21" draw:end-glue-point="6" svg:d="M21627 20573l675-1573" svg:viewBox="0 0 676 1574">
          <text:p text:style-name="P12"><text:span text:style-name="T9">Transfer</text:span></text:p>
        </draw:connector>
        <draw:g xml:id="id24" draw:id="id24">
          <draw:g>
            <draw:custom-shape draw:style-name="gr9" draw:text-style-name="P13" draw:layer="ConfigLayout" svg:width="0.8cm" svg:height="0.3cm" svg:x="16.3cm" svg:y="21.5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7.1cm" svg:y="21.498cm">
              <text:p text:style-name="P12"><text:span text:style-name="T6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6.3cm" svg:y="21.8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7.1cm" svg:y="21.798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6.3cm" svg:y="22.1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18.5cm" svg:y="22.4cm">
                <text:p text:style-name="P12"><text:span text:style-name="T6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6.3cm" svg:y="22.4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7.4cm" svg:y="22.4cm">
                <text:p text:style-name="P12"><text:span text:style-name="T6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28" draw:id="id28">
          <draw:g>
            <draw:custom-shape draw:style-name="gr9" draw:text-style-name="P13" draw:layer="ConfigLayout" svg:width="0.8cm" svg:height="0.3cm" svg:x="15.2cm" svg:y="26.7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6cm" svg:y="26.698cm">
              <text:p text:style-name="P12"><text:span text:style-name="T6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5.2cm" svg:y="27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6cm" svg:y="26.998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5.2cm" svg:y="27.3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17.4cm" svg:y="27.6cm">
                <text:p text:style-name="P12"><text:span text:style-name="T6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5.2cm" svg:y="27.6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6.3cm" svg:y="27.6cm">
                <text:p text:style-name="P12"><text:span text:style-name="T6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29" draw:id="id29">
          <draw:g>
            <draw:custom-shape draw:style-name="gr9" draw:text-style-name="P13" draw:layer="ConfigLayout" svg:width="0.8cm" svg:height="0.3cm" svg:x="15.2cm" svg:y="24.202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6cm" svg:y="24.2cm">
              <text:p text:style-name="P12"><text:span text:style-name="T6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5.2cm" svg:y="24.502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6cm" svg:y="24.5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5.2cm" svg:y="24.802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17.4cm" svg:y="25.102cm">
                <text:p text:style-name="P12"><text:span text:style-name="T6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5.2cm" svg:y="25.102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6.3cm" svg:y="25.102cm">
                <text:p text:style-name="P12"><text:span text:style-name="T6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7" draw:text-style-name="P9" xml:id="id25" draw:id="id25" draw:layer="ConfigLayout" svg:width="0.5cm" svg:height="0.5cm" svg:x="20.501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line" svg:x1="19.6cm" svg:y1="22.099cm" svg:x2="20.574cm" svg:y2="22.374cm" draw:start-shape="id24" draw:end-shape="id25" draw:end-glue-point="5" svg:d="M19600 22099l974 275" svg:viewBox="0 0 975 276">
          <text:p/>
        </draw:connector>
        <draw:connector draw:style-name="gr14" draw:text-style-name="P10" draw:layer="ConfigLayout" draw:type="line" svg:x1="21.701cm" svg:y1="33.999cm" svg:x2="20.751cm" svg:y2="22.801cm" draw:start-shape="id2" draw:start-glue-point="6" draw:end-shape="id25" draw:end-glue-point="8" svg:d="M21701 33999l-950-11198" svg:viewBox="0 0 951 11199">
          <text:p/>
        </draw:connector>
        <draw:custom-shape draw:style-name="gr7" draw:text-style-name="P9" xml:id="id26" draw:id="id26" draw:layer="ConfigLayout" svg:width="0.5cm" svg:height="0.5cm" svg:x="20cm" svg:y="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27" draw:id="id27" draw:layer="ConfigLayout" svg:width="0.5cm" svg:height="0.5cm" svg:x="19.6cm" svg:y="2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1" draw:id="id31" draw:layer="ConfigLayout" svg:width="0.5cm" svg:height="0.5cm" svg:x="33.1cm" svg:y="1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line" svg:x1="21.701cm" svg:y1="33.999cm" svg:x2="20.427cm" svg:y2="24.427cm" draw:start-shape="id2" draw:start-glue-point="6" draw:end-shape="id26" draw:end-glue-point="9" svg:d="M21701 33999l-1274-9572" svg:viewBox="0 0 1275 9573">
          <text:p/>
        </draw:connector>
        <draw:connector draw:style-name="gr14" draw:text-style-name="P10" draw:layer="ConfigLayout" draw:type="line" svg:x1="21.701cm" svg:y1="33.999cm" svg:x2="20.027cm" svg:y2="26.127cm" draw:start-shape="id2" draw:start-glue-point="6" draw:end-shape="id27" draw:end-glue-point="9" svg:d="M21701 33999l-1674-7872" svg:viewBox="0 0 1675 7873">
          <text:p/>
        </draw:connector>
        <draw:connector draw:style-name="gr13" draw:text-style-name="P13" draw:layer="ConfigLayout" draw:type="line" svg:x1="20.5cm" svg:y1="24.25cm" svg:x2="32.399cm" svg:y2="18.999cm" draw:start-shape="id26" draw:start-glue-point="10" draw:end-shape="id21" draw:end-glue-point="4" svg:d="M20500 24250l11899-5251" svg:viewBox="0 0 11900 5252">
          <text:p text:style-name="P12"><text:span text:style-name="T6">Initial</text:span></text:p>
        </draw:connector>
        <draw:connector draw:style-name="gr13" draw:text-style-name="P10" draw:layer="ConfigLayout" draw:type="line" svg:x1="20.751cm" svg:y1="22.301cm" svg:x2="21.273cm" svg:y2="20.927cm" draw:start-shape="id25" draw:end-shape="id23" draw:end-glue-point="7" svg:d="M20751 22301l522-1374" svg:viewBox="0 0 523 1375">
          <text:p text:style-name="P12"><text:span text:style-name="T9">Transfer</text:span></text:p>
        </draw:connector>
        <draw:connector draw:style-name="gr14" draw:text-style-name="P10" draw:layer="ConfigLayout" draw:type="line" svg:x1="18.5cm" svg:y1="27.299cm" svg:x2="19.6cm" svg:y2="25.95cm" draw:start-shape="id28" draw:start-glue-point="1" draw:end-shape="id27" draw:end-glue-point="6" svg:d="M18500 27299l1100-1349" svg:viewBox="0 0 1101 1350">
          <text:p/>
        </draw:connector>
        <draw:connector draw:style-name="gr14" draw:text-style-name="P10" draw:layer="ConfigLayout" draw:type="line" svg:x1="18.5cm" svg:y1="24.801cm" svg:x2="20cm" svg:y2="24.25cm" draw:start-shape="id29" draw:start-glue-point="1" draw:end-shape="id26" draw:end-glue-point="6" svg:d="M18500 24801l1500-551" svg:viewBox="0 0 1501 552">
          <text:p/>
        </draw:connector>
        <draw:connector draw:style-name="gr14" draw:text-style-name="P10" draw:layer="ConfigLayout" draw:type="line" svg:x1="34.8cm" svg:y1="19.249cm" svg:x2="33.527cm" svg:y2="19.973cm" draw:start-shape="id30" draw:start-glue-point="3" draw:end-shape="id31" draw:end-glue-point="11" svg:d="M34800 19249l-1273 724" svg:viewBox="0 0 1274 725">
          <text:p/>
        </draw:connector>
        <draw:connector draw:style-name="gr13" draw:text-style-name="P10" draw:layer="ConfigLayout" draw:type="line" svg:x1="20.25cm" svg:y1="24cm" svg:x2="20.574cm" svg:y2="22.728cm" draw:start-shape="id26" draw:start-glue-point="4" draw:end-shape="id25" draw:end-glue-point="7" svg:d="M20250 24000l324-1272" svg:viewBox="0 0 325 1273">
          <text:p text:style-name="P12"><text:span text:style-name="T9">Transfer</text:span></text:p>
        </draw:connector>
        <draw:connector draw:style-name="gr13" draw:text-style-name="P10" draw:layer="ConfigLayout" draw:type="line" svg:x1="19.85cm" svg:y1="25.7cm" svg:x2="20.073cm" svg:y2="24.427cm" draw:start-shape="id27" draw:start-glue-point="4" draw:end-shape="id26" draw:end-glue-point="7" svg:d="M19850 25700l223-1273" svg:viewBox="0 0 224 1274">
          <text:p text:style-name="P12"><text:span text:style-name="T9">Transfer</text:span></text:p>
        </draw:connector>
        <draw:connector draw:style-name="gr14" draw:text-style-name="P10" draw:layer="ConfigLayout" draw:type="line" svg:x1="32.399cm" svg:y1="18.999cm" svg:x2="33.173cm" svg:y2="19.973cm" draw:start-shape="id21" draw:start-glue-point="4" draw:end-shape="id31" draw:end-glue-point="5" svg:d="M32399 18999l774 974" svg:viewBox="0 0 775 975">
          <text:p/>
        </draw:connector>
        <draw:g xml:id="id32" draw:id="id32">
          <draw:g>
            <draw:custom-shape draw:style-name="gr17" draw:text-style-name="P13" draw:layer="ConfigLayout" svg:width="0.8cm" svg:height="0.3cm" svg:x="33.9cm" svg:y="15.1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34.7cm" svg:y="15.1cm">
              <text:p text:style-name="P12"><text:span text:style-name="T6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ConfigLayout" svg:width="0.8cm" svg:height="0.3cm" svg:x="33.9cm" svg:y="15.4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34.7cm" svg:y="15.4cm">
              <text:p text:style-name="P12"><text:span text:style-name="T6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ConfigLayout" svg:width="3.3cm" svg:height="0.3cm" svg:x="33.9cm" svg:y="15.7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3" draw:layer="ConfigLayout" svg:width="1.1cm" svg:height="0.3cm" svg:x="36.1cm" svg:y="16.302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3.9cm" svg:y="16.302cm">
                <text:p text:style-name="P12"><text:span text:style-name="T6">Absolut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5cm" svg:y="16.302cm">
                <text:p text:style-name="P12"><text:span text:style-name="T6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3" draw:layer="ConfigLayout" svg:width="1.1cm" svg:height="0.3cm" svg:x="36.1cm" svg:y="16.002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3.9cm" svg:y="16.002cm">
                <text:p text:style-name="P12"><text:span text:style-name="T6">ZeroRese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5cm" svg:y="16.002cm">
                <text:p text:style-name="P12"><text:span text:style-name="T6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3" draw:layer="ConfigLayout" svg:width="1.1cm" svg:height="0.3cm" svg:x="36.1cm" svg:y="16.602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3.9cm" svg:y="16.602cm">
                <text:p text:style-name="P12"><text:span text:style-name="T6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5cm" svg:y="16.602cm">
                <text:p text:style-name="P12"><text:span text:style-name="T6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3" draw:layer="ConfigLayout" svg:width="1.1cm" svg:height="0.3cm" svg:x="36.1cm" svg:y="16.9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3.9cm" svg:y="16.902cm">
                <text:p text:style-name="P12"><text:span text:style-name="T6">Gain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5cm" svg:y="16.902cm">
                <text:p text:style-name="P12"><text:span text:style-name="T6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33.9cm" svg:y1="16.151cm" svg:x2="32.399cm" svg:y2="18.999cm" draw:start-shape="id32" draw:end-shape="id21" draw:end-glue-point="4" svg:d="M33900 16151l-1501 2848" svg:viewBox="0 0 1502 2849">
          <text:p/>
        </draw:connector>
        <draw:connector draw:style-name="gr16" draw:text-style-name="P13" draw:layer="ConfigLayout" draw:type="curve" svg:x1="23.451cm" svg:y1="35.901cm" svg:x2="32.399cm" svg:y2="18.999cm" draw:start-shape="id5" draw:start-glue-point="4" draw:end-shape="id21" draw:end-glue-point="4" svg:d="M23451 35901c0-12523 8948-4073 8948-16902" svg:viewBox="0 0 8949 16903">
          <text:p text:style-name="P12"><text:span text:style-name="T6">Reset</text:span></text:p>
        </draw:connector>
        <draw:g xml:id="id30" draw:id="id30">
          <draw:g>
            <draw:custom-shape draw:style-name="gr17" draw:text-style-name="P13" draw:layer="ConfigLayout" svg:width="0.8cm" svg:height="0.3cm" svg:x="34.8cm" svg:y="18.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35.6cm" svg:y="18.198cm">
              <text:p text:style-name="P12"><text:span text:style-name="T6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ConfigLayout" svg:width="0.8cm" svg:height="0.3cm" svg:x="34.8cm" svg:y="18.5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35.6cm" svg:y="18.498cm">
              <text:p text:style-name="P12"><text:span text:style-name="T6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ConfigLayout" svg:width="3.3cm" svg:height="0.3cm" svg:x="34.8cm" svg:y="18.8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3" draw:layer="ConfigLayout" svg:width="1.1cm" svg:height="0.3cm" svg:x="37cm" svg:y="19.4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4.8cm" svg:y="19.4cm">
                <text:p text:style-name="P12"><text:span text:style-name="T6">Absolut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5.9cm" svg:y="19.4cm">
                <text:p text:style-name="P12"><text:span text:style-name="T6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3" draw:layer="ConfigLayout" svg:width="1.1cm" svg:height="0.3cm" svg:x="37cm" svg:y="19.1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4.8cm" svg:y="19.1cm">
                <text:p text:style-name="P12"><text:span text:style-name="T6">ZeroRese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5.9cm" svg:y="19.1cm">
                <text:p text:style-name="P12"><text:span text:style-name="T6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3" draw:layer="ConfigLayout" svg:width="1.1cm" svg:height="0.3cm" svg:x="37cm" svg:y="19.7cm">
                <text:p text:style-name="P12"><text:span text:style-name="T6">Boolean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4.8cm" svg:y="19.7cm">
                <text:p text:style-name="P12"><text:span text:style-name="T6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5.9cm" svg:y="19.7cm">
                <text:p text:style-name="P12"><text:span text:style-name="T6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3" draw:layer="ConfigLayout" svg:width="1.1cm" svg:height="0.3cm" svg:x="37cm" svg:y="20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4.8cm" svg:y="20cm">
                <text:p text:style-name="P12"><text:span text:style-name="T6">Gain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5.9cm" svg:y="20cm">
                <text:p text:style-name="P12"><text:span text:style-name="T6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6" draw:text-style-name="P13" draw:layer="ConfigLayout" draw:type="curve" svg:x1="23.451cm" svg:y1="35.901cm" svg:x2="33.35cm" svg:y2="20.4cm" draw:start-shape="id5" draw:start-glue-point="4" draw:end-shape="id31" draw:end-glue-point="8" svg:d="M23451 35901c0-11625 9899-3875 9899-15501" svg:viewBox="0 0 9900 15502">
          <text:p text:style-name="P12"><text:span text:style-name="T6">Reset</text:span></text:p>
        </draw:connector>
        <draw:g xml:id="id33" draw:id="id33">
          <draw:g>
            <draw:custom-shape draw:style-name="gr17" draw:text-style-name="P13" draw:layer="ConfigLayout" svg:width="0.8cm" svg:height="0.3cm" svg:x="35.9cm" svg:y="21.1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36.7cm" svg:y="21.1cm">
              <text:p text:style-name="P12"><text:span text:style-name="T6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ConfigLayout" svg:width="0.8cm" svg:height="0.3cm" svg:x="35.9cm" svg:y="21.4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36.7cm" svg:y="21.4cm">
              <text:p text:style-name="P12"><text:span text:style-name="T6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ConfigLayout" svg:width="3.3cm" svg:height="0.3cm" svg:x="35.9cm" svg:y="21.7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3" draw:layer="ConfigLayout" svg:width="1.1cm" svg:height="0.3cm" svg:x="38.1cm" svg:y="22.0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5.9cm" svg:y="22.002cm">
                <text:p text:style-name="P12"><text:span text:style-name="T6">Sign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7cm" svg:y="22.002cm">
                <text:p text:style-name="P12"><text:span text:style-name="T6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7" draw:text-style-name="P9" xml:id="id34" draw:id="id34" draw:layer="ConfigLayout" svg:width="0.5cm" svg:height="0.5cm" svg:x="34.001cm" svg:y="21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line" svg:x1="35.9cm" svg:y1="21.701cm" svg:x2="34.428cm" svg:y2="21.474cm" draw:start-shape="id33" draw:start-glue-point="3" draw:end-shape="id34" draw:end-glue-point="11" svg:d="M35900 21701l-1472-227" svg:viewBox="0 0 1473 228">
          <text:p/>
        </draw:connector>
        <draw:connector draw:style-name="gr13" draw:text-style-name="P10" draw:layer="ConfigLayout" draw:type="line" svg:x1="33.527cm" svg:y1="20.327cm" svg:x2="34.074cm" svg:y2="21.474cm" draw:start-shape="id31" draw:start-glue-point="9" draw:end-shape="id34" draw:end-glue-point="5" svg:d="M33527 20327l547 1147" svg:viewBox="0 0 548 1148">
          <text:p text:style-name="P12"><text:span text:style-name="T9">Transfer</text:span></text:p>
        </draw:connector>
        <draw:connector draw:style-name="gr14" draw:text-style-name="P10" draw:layer="ConfigLayout" draw:type="line" svg:x1="20.5cm" svg:y1="24.25cm" svg:x2="34.074cm" svg:y2="21.828cm" draw:start-shape="id26" draw:start-glue-point="10" draw:end-shape="id34" draw:end-glue-point="7" svg:d="M20500 24250l13574-2422" svg:viewBox="0 0 13575 2423">
          <text:p/>
        </draw:connector>
        <draw:connector draw:style-name="gr14" draw:text-style-name="P10" draw:layer="ConfigLayout" draw:type="line" svg:x1="21.001cm" svg:y1="22.551cm" svg:x2="34.001cm" svg:y2="21.651cm" draw:start-shape="id25" draw:start-glue-point="10" draw:end-shape="id34" draw:end-glue-point="6" svg:d="M21001 22551l13000-900" svg:viewBox="0 0 13001 901">
          <text:p/>
        </draw:connector>
        <draw:g xml:id="id35" draw:id="id35">
          <draw:g>
            <draw:custom-shape draw:style-name="gr17" draw:text-style-name="P13" draw:layer="ConfigLayout" svg:width="0.8cm" svg:height="0.3cm" svg:x="30.1cm" svg:y="10.4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30.9cm" svg:y="10.4cm">
              <text:p text:style-name="P12"><text:span text:style-name="T6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ConfigLayout" svg:width="0.8cm" svg:height="0.3cm" svg:x="30.1cm" svg:y="10.7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30.9cm" svg:y="10.7cm">
              <text:p text:style-name="P12"><text:span text:style-name="T6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ConfigLayout" svg:width="3.3cm" svg:height="0.3cm" svg:x="30.1cm" svg:y="11.0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3" draw:layer="ConfigLayout" svg:width="1.1cm" svg:height="0.3cm" svg:x="32.3cm" svg:y="11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0.1cm" svg:y="11.602cm">
                <text:p text:style-name="P12"><text:span text:style-name="T6">Y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1.2cm" svg:y="11.602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32.3cm" svg:y="11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0.1cm" svg:y="11.302cm">
                <text:p text:style-name="P12"><text:span text:style-name="T6">X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1.2cm" svg:y="11.302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32.3cm" svg:y="11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0.1cm" svg:y="11.902cm">
                <text:p text:style-name="P12"><text:span text:style-name="T6">Width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1.2cm" svg:y="11.902cm">
                <text:p text:style-name="P12"><text:span text:style-name="T6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32.3cm" svg:y="12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0.1cm" svg:y="12.202cm">
                <text:p text:style-name="P12"><text:span text:style-name="T6">Heigh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1.2cm" svg:y="12.202cm">
                <text:p text:style-name="P12"><text:span text:style-name="T6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32.3cm" svg:y="12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0.1cm" svg:y="12.502cm">
                <text:p text:style-name="P12"><text:span text:style-name="T6">Fon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1.2cm" svg:y="12.502cm">
                <text:p text:style-name="P12"><text:span text:style-name="T6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32.3cm" svg:y="12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0.1cm" svg:y="12.802cm">
                <text:p text:style-name="P12"><text:span text:style-name="T6">Alignmen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31.2cm" svg:y="12.802cm">
                <text:p text:style-name="P12"><text:span text:style-name="T6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30.1cm" svg:y1="11.751cm" svg:x2="27.399cm" svg:y2="11.201cm" draw:start-shape="id35" draw:start-glue-point="3" draw:end-shape="id21" draw:end-glue-point="5" svg:d="M30100 11751l-2701-550" svg:viewBox="0 0 2702 551">
          <text:p/>
        </draw:connector>
        <draw:connector draw:style-name="gr16" draw:text-style-name="P13" draw:layer="ConfigLayout" draw:type="curve" draw:line-skew="1.964cm 4.8cm" svg:x1="21.701cm" svg:y1="33.999cm" svg:x2="27.399cm" svg:y2="11.201cm" draw:start-shape="id2" draw:start-glue-point="6" draw:end-shape="id21" draw:end-glue-point="5" svg:d="M21701 33999c1893 0 1576-9400 2528-13600s3170-3200 3170-9198" svg:viewBox="0 0 5699 22799">
          <text:p text:style-name="P12"><text:span text:style-name="T6">Fidelity:4</text:span></text:p>
        </draw:connector>
        <draw:connector draw:style-name="gr16" draw:text-style-name="P13" draw:layer="ConfigLayout" draw:type="curve" draw:line-skew="2.164cm 4.9cm" svg:x1="21.701cm" svg:y1="33.999cm" svg:x2="27.399cm" svg:y2="11.201cm" draw:start-shape="id2" draw:start-glue-point="6" draw:end-shape="id21" draw:end-glue-point="5" svg:d="M21701 33999c2193 0 1826-9349 2703-13512s2995-3138 2995-9286" svg:viewBox="0 0 5699 22799">
          <text:p text:style-name="P12"><text:span text:style-name="T6">SimulatedTime</text:span></text:p>
        </draw:connector>
        <draw:connector draw:style-name="gr16" draw:text-style-name="P13" draw:layer="ConfigLayout" draw:type="curve" draw:line-skew="2.164cm 4.1cm" svg:x1="21.701cm" svg:y1="33.999cm" svg:x2="27.399cm" svg:y2="11.201cm" draw:start-shape="id2" draw:start-glue-point="6" draw:end-shape="id21" draw:end-glue-point="5" svg:d="M21701 33999c2193 0 1826-9749 2703-14212s2995-3638 2995-8586" svg:viewBox="0 0 5699 22799">
          <text:p text:style-name="P12"><text:span text:style-name="T6">FidelityScore:0</text:span></text:p>
        </draw:connector>
        <draw:connector draw:style-name="gr16" draw:text-style-name="P13" draw:layer="ConfigLayout" draw:type="curve" draw:line-skew="2.164cm 4cm" svg:x1="21.701cm" svg:y1="33.999cm" svg:x2="27.399cm" svg:y2="11.201cm" draw:start-shape="id2" draw:start-glue-point="6" draw:end-shape="id21" draw:end-glue-point="5" svg:d="M21701 33999c2193 0 1826-9800 2703-14300s2995-3700 2995-8498" svg:viewBox="0 0 5699 22799">
          <text:p text:style-name="P12"><text:span text:style-name="T6">TimeScore:0</text:span></text:p>
        </draw:connector>
        <draw:connector draw:style-name="gr16" draw:text-style-name="P13" draw:layer="ConfigLayout" draw:type="curve" draw:line-skew="1.878cm 3.9cm" svg:x1="21.701cm" svg:y1="33.999cm" svg:x2="27.399cm" svg:y2="11.201cm" draw:start-shape="id2" draw:start-glue-point="6" draw:end-shape="id21" draw:end-glue-point="5" svg:d="M21701 33999c1764 0 1469-9849 2453-14387s3245-3763 3245-8411" svg:viewBox="0 0 5699 22799">
          <text:p text:style-name="P12"><text:span text:style-name="T6">Score:0</text:span></text:p>
        </draw:connector>
        <draw:g xml:id="id36" draw:id="id36">
          <draw:g>
            <draw:custom-shape draw:style-name="gr17" draw:text-style-name="P13" draw:layer="ConfigLayout" svg:width="0.8cm" svg:height="0.3cm" svg:x="8.5cm" svg:y="8.5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9.3cm" svg:y="8.5cm">
              <text:p text:style-name="P12"><text:span text:style-name="T6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ConfigLayout" svg:width="0.8cm" svg:height="0.3cm" svg:x="8.5cm" svg:y="8.8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9.3cm" svg:y="8.8cm">
              <text:p text:style-name="P12"><text:span text:style-name="T6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ConfigLayout" svg:width="3.3cm" svg:height="0.3cm" svg:x="8.5cm" svg:y="9.1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6" draw:text-style-name="P13" draw:layer="ConfigLayout" svg:width="0.4cm" svg:height="0.3cm" svg:x="11.4cm" svg:y="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13" draw:layer="ConfigLayout" svg:width="0.7cm" svg:height="0.3cm" svg:x="8.5cm" svg:y="9.702cm">
                <text:p text:style-name="P12"><text:span text:style-name="T6">Model</text:span></text:p>
                <draw:enhanced-geometry svg:viewBox="0 0 21600 21600" draw:type="rectangle" draw:enhanced-path="M 0 0 L 21600 0 21600 21600 0 21600 0 0 Z N"/>
              </draw:custom-shape>
              <draw:custom-shape draw:style-name="gr28" draw:text-style-name="P16" draw:layer="ConfigLayout" svg:width="2.2cm" svg:height="0.3cm" svg:x="9.2cm" svg:y="9.702cm">
                <text:p text:style-name="P12"><text:span text:style-name="T9">005-001-QuantumMovesBasic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3" draw:layer="ConfigLayout" svg:width="1.1cm" svg:height="0.3cm" svg:x="10.7cm" svg:y="9.4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8.5cm" svg:y="9.402cm">
                <text:p text:style-name="P12"><text:span text:style-name="T6">Key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9.6cm" svg:y="9.402cm">
                <text:p text:style-name="P12"><text:span text:style-name="T6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11.8cm" svg:y1="9.251cm" svg:x2="12.7cm" svg:y2="10.65cm" draw:start-shape="id36" draw:start-glue-point="1" draw:end-shape="id37" draw:end-glue-point="6" svg:d="M11800 9251l900 1399" svg:viewBox="0 0 901 1400">
          <text:p/>
        </draw:connector>
        <draw:connector draw:style-name="gr13" draw:text-style-name="P13" draw:layer="ConfigLayout" draw:type="line" svg:x1="24.927cm" svg:y1="10.527cm" svg:x2="27.399cm" svg:y2="11.201cm" draw:start-shape="id38" draw:start-glue-point="9" draw:end-shape="id21" draw:end-glue-point="5" svg:d="M24927 10527l2472 674" svg:viewBox="0 0 2473 675">
          <text:p text:style-name="P12"><text:span text:style-name="T6">Transfer</text:span></text:p>
        </draw:connector>
        <draw:connector draw:style-name="gr29" draw:text-style-name="P13" draw:layer="ConfigLayout" draw:type="curve" svg:x1="21.701cm" svg:y1="33.999cm" svg:x2="12.95cm" svg:y2="10.9cm" draw:start-shape="id2" draw:start-glue-point="6" draw:end-shape="id37" draw:end-glue-point="8" svg:d="M21701 33999c-5834 0-8751-7699-8751-23099" svg:viewBox="0 0 8752 23100">
          <text:p text:style-name="P12"><text:span text:style-name="T6">FidelityScore:0</text:span></text:p>
        </draw:connector>
        <draw:connector draw:style-name="gr29" draw:text-style-name="P13" draw:layer="ConfigLayout" draw:type="curve" svg:x1="21.701cm" svg:y1="33.999cm" svg:x2="12.95cm" svg:y2="10.9cm" draw:start-shape="id2" draw:start-glue-point="6" draw:end-shape="id37" draw:end-glue-point="8" svg:d="M21701 33999c-5834 0-8751-7699-8751-23099" svg:viewBox="0 0 8752 23100">
          <text:p text:style-name="P12"><text:span text:style-name="T6">TimeScore:0</text:span></text:p>
        </draw:connector>
        <draw:connector draw:style-name="gr29" draw:text-style-name="P13" draw:layer="ConfigLayout" draw:type="curve" svg:x1="21.701cm" svg:y1="33.999cm" svg:x2="12.95cm" svg:y2="10.9cm" draw:start-shape="id2" draw:start-glue-point="6" draw:end-shape="id37" draw:end-glue-point="8" svg:d="M21701 33999c-5834 0-8751-7699-8751-23099" svg:viewBox="0 0 8752 23100">
          <text:p text:style-name="P12"><text:span text:style-name="T6">Score:0</text:span></text:p>
        </draw:connector>
        <draw:connector draw:style-name="gr29" draw:text-style-name="P13" draw:layer="ConfigLayout" draw:type="curve" svg:x1="21.701cm" svg:y1="33.999cm" svg:x2="12.95cm" svg:y2="10.9cm" draw:start-shape="id2" draw:start-glue-point="6" draw:end-shape="id37" draw:end-glue-point="8" svg:d="M21701 33999c-5834 0-8751-7699-8751-23099" svg:viewBox="0 0 8752 23100">
          <text:p text:style-name="P12"><text:span text:style-name="T6">SimulatedTime:3</text:span></text:p>
        </draw:connector>
        <draw:connector draw:style-name="gr29" draw:text-style-name="P13" draw:layer="ConfigLayout" draw:type="curve" svg:x1="21.701cm" svg:y1="33.999cm" svg:x2="12.95cm" svg:y2="10.9cm" draw:start-shape="id2" draw:start-glue-point="6" draw:end-shape="id37" draw:end-glue-point="8" svg:d="M21701 33999c-5834 0-8751-7699-8751-23099" svg:viewBox="0 0 8752 23100">
          <text:p text:style-name="P12"><text:span text:style-name="T6">Fidelity:4</text:span></text:p>
        </draw:connector>
        <draw:connector draw:style-name="gr29" draw:text-style-name="P13" draw:layer="ConfigLayout" draw:type="curve" draw:line-skew="8.117cm" svg:x1="23.274cm" svg:y1="35.974cm" svg:x2="12.95cm" svg:y2="10.9cm" draw:start-shape="id5" draw:start-glue-point="5" draw:end-shape="id37" draw:end-glue-point="8" svg:d="M23274 35974c0-6684-10324 5853-10324-25074" svg:viewBox="0 0 10325 25075">
          <text:p text:style-name="P12"><text:span text:style-name="T6">Reset</text:span></text:p>
        </draw:connector>
        <draw:custom-shape draw:style-name="gr7" draw:text-style-name="P9" xml:id="id37" draw:id="id37" draw:layer="ConfigLayout" svg:width="0.5cm" svg:height="0.5cm" svg:x="12.7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9" draw:id="id39">
          <draw:g>
            <draw:custom-shape draw:style-name="gr17" draw:text-style-name="P13" draw:layer="ConfigLayout" svg:width="0.8cm" svg:height="0.3cm" svg:x="12.6cm" svg:y="5.7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13.4cm" svg:y="5.7cm">
              <text:p text:style-name="P12"><text:span text:style-name="T6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ConfigLayout" svg:width="0.8cm" svg:height="0.3cm" svg:x="12.6cm" svg:y="6.0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13.4cm" svg:y="6cm">
              <text:p text:style-name="P12"><text:span text:style-name="T6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ConfigLayout" svg:width="3.3cm" svg:height="0.3cm" svg:x="12.6cm" svg:y="6.3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3" draw:layer="ConfigLayout" svg:width="1.1cm" svg:height="0.3cm" svg:x="14.8cm" svg:y="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2.6cm" svg:y="6.902cm">
                <text:p text:style-name="P12"><text:span text:style-name="T6">Y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3.7cm" svg:y="6.902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14.8cm" svg:y="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2.6cm" svg:y="6.602cm">
                <text:p text:style-name="P12"><text:span text:style-name="T6">X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3.7cm" svg:y="6.602cm">
                <text:p text:style-name="P12"><text:span text:style-name="T6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14.8cm" svg:y="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2.6cm" svg:y="7.202cm">
                <text:p text:style-name="P12"><text:span text:style-name="T6">Width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3.7cm" svg:y="7.202cm">
                <text:p text:style-name="P12"><text:span text:style-name="T6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14.8cm" svg:y="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2.6cm" svg:y="7.502cm">
                <text:p text:style-name="P12"><text:span text:style-name="T6">Heigh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3.7cm" svg:y="7.502cm">
                <text:p text:style-name="P12"><text:span text:style-name="T6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14.8cm" svg:y="7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2.6cm" svg:y="7.802cm">
                <text:p text:style-name="P12"><text:span text:style-name="T6">Fon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3.7cm" svg:y="7.802cm">
                <text:p text:style-name="P12"><text:span text:style-name="T6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13" draw:layer="ConfigLayout" svg:width="1.1cm" svg:height="0.3cm" svg:x="14.8cm" svg:y="8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2.6cm" svg:y="8.102cm">
                <text:p text:style-name="P12"><text:span text:style-name="T6">Alignmen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13.7cm" svg:y="8.102cm">
                <text:p text:style-name="P12"><text:span text:style-name="T6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4" draw:text-style-name="P10" draw:layer="ConfigLayout" draw:type="line" svg:x1="14.25cm" svg:y1="8.402cm" svg:x2="15.251cm" svg:y2="10.001cm" draw:start-shape="id39" draw:end-shape="id40" draw:end-glue-point="4" svg:d="M14250 8402l1001 1599" svg:viewBox="0 0 1002 1600">
          <text:p/>
        </draw:connector>
        <draw:connector draw:style-name="gr13" draw:text-style-name="P13" draw:layer="ConfigLayout" draw:type="line" svg:x1="13.2cm" svg:y1="10.65cm" svg:x2="15.001cm" svg:y2="10.251cm" draw:start-shape="id37" draw:start-glue-point="10" draw:end-shape="id40" draw:end-glue-point="6" svg:d="M13200 10650l1801-399" svg:viewBox="0 0 1802 400">
          <text:p text:style-name="P12"><text:span text:style-name="T6">Indexed</text:span></text:p>
        </draw:connector>
        <draw:g xml:id="id44" draw:id="id44">
          <draw:g>
            <draw:custom-shape draw:style-name="gr9" draw:text-style-name="P13" draw:layer="ConfigLayout" svg:width="0.8cm" svg:height="0.3cm" svg:x="16.5cm" svg:y="7.1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7.3cm" svg:y="7.098cm">
              <text:p text:style-name="P12"><text:span text:style-name="T6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16.5cm" svg:y="7.4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17.3cm" svg:y="7.398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16.5cm" svg:y="7.7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18.7cm" svg:y="8cm">
                <text:p text:style-name="P12"><text:span text:style-name="T6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6.5cm" svg:y="8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17.6cm" svg:y="8cm">
                <text:p text:style-name="P12"><text:span text:style-name="T6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3" draw:text-style-name="P13" draw:layer="ConfigLayout" draw:type="line" svg:x1="15.501cm" svg:y1="10.251cm" svg:x2="17.2cm" svg:y2="10.15cm" draw:start-shape="id40" draw:start-glue-point="10" draw:end-shape="id41" draw:end-glue-point="6" svg:d="M15501 10251l1699-101" svg:viewBox="0 0 1700 102">
          <text:p text:style-name="P12"><text:span text:style-name="T6">Transfer</text:span></text:p>
        </draw:connector>
        <draw:connector draw:style-name="gr13" draw:text-style-name="P13" draw:layer="ConfigLayout" draw:type="line" svg:x1="17.7cm" svg:y1="10.15cm" svg:x2="19.5cm" svg:y2="10.15cm" draw:start-shape="id41" draw:start-glue-point="10" draw:end-shape="id42" draw:end-glue-point="6" svg:d="M17700 10150h1800" svg:viewBox="0 0 1801 1">
          <text:p text:style-name="P12"><text:span text:style-name="T6">Transfer</text:span></text:p>
        </draw:connector>
        <draw:connector draw:style-name="gr13" draw:text-style-name="P13" draw:layer="ConfigLayout" draw:type="line" svg:x1="20cm" svg:y1="10.15cm" svg:x2="21.8cm" svg:y2="10.25cm" draw:start-shape="id42" draw:start-glue-point="10" draw:end-shape="id43" draw:end-glue-point="6" svg:d="M20000 10150l1800 100" svg:viewBox="0 0 1801 101">
          <text:p text:style-name="P12"><text:span text:style-name="T6">Transfer</text:span></text:p>
        </draw:connector>
        <draw:connector draw:style-name="gr13" draw:text-style-name="P13" draw:layer="ConfigLayout" draw:type="line" svg:x1="22.3cm" svg:y1="10.25cm" svg:x2="24.5cm" svg:y2="10.35cm" draw:start-shape="id43" draw:start-glue-point="10" draw:end-shape="id38" draw:end-glue-point="6" svg:d="M22300 10250l2200 100" svg:viewBox="0 0 2201 101">
          <text:p text:style-name="P12"><text:span text:style-name="T6">Transfer</text:span></text:p>
        </draw:connector>
        <draw:connector draw:style-name="gr14" draw:text-style-name="P10" draw:layer="ConfigLayout" draw:type="line" svg:x1="18.15cm" svg:y1="8.3cm" svg:x2="17.45cm" svg:y2="9.9cm" draw:start-shape="id44" draw:start-glue-point="2" draw:end-shape="id41" draw:end-glue-point="4" svg:d="M18150 8300l-700 1600" svg:viewBox="0 0 701 1601">
          <text:p/>
        </draw:connector>
        <draw:connector draw:style-name="gr14" draw:text-style-name="P10" draw:layer="ConfigLayout" draw:type="line" svg:x1="21.85cm" svg:y1="8.602cm" svg:x2="19.75cm" svg:y2="9.9cm" draw:start-shape="id45" draw:start-glue-point="2" draw:end-shape="id42" draw:end-glue-point="4" svg:d="M21850 8602l-2100 1298" svg:viewBox="0 0 2101 1299">
          <text:p/>
        </draw:connector>
        <draw:connector draw:style-name="gr14" draw:text-style-name="P10" draw:layer="ConfigLayout" draw:type="line" svg:x1="25.65cm" svg:y1="8.402cm" svg:x2="22.05cm" svg:y2="10cm" draw:start-shape="id46" draw:start-glue-point="2" draw:end-shape="id43" svg:d="M25650 8402l-3600 1598" svg:viewBox="0 0 3601 1599">
          <text:p/>
        </draw:connector>
        <draw:connector draw:style-name="gr14" draw:text-style-name="P10" draw:layer="ConfigLayout" draw:type="line" svg:x1="29.25cm" svg:y1="9.1cm" svg:x2="25cm" svg:y2="10.35cm" draw:start-shape="id47" draw:start-glue-point="2" draw:end-shape="id38" draw:end-glue-point="10" svg:d="M29250 9100l-4250 1250" svg:viewBox="0 0 4251 1251">
          <text:p/>
        </draw:connector>
        <draw:g xml:id="id46" draw:id="id46">
          <draw:g>
            <draw:custom-shape draw:style-name="gr9" draw:text-style-name="P13" draw:layer="ConfigLayout" svg:width="0.8cm" svg:height="0.3cm" svg:x="24cm" svg:y="7.202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24.8cm" svg:y="7.2cm">
              <text:p text:style-name="P12"><text:span text:style-name="T6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24cm" svg:y="7.502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24.8cm" svg:y="7.5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24cm" svg:y="7.802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26.2cm" svg:y="8.102cm">
                <text:p text:style-name="P12"><text:span text:style-name="T6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24cm" svg:y="8.102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25.1cm" svg:y="8.102cm">
                <text:p text:style-name="P12"><text:span text:style-name="T6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7" draw:id="id47">
          <draw:g>
            <draw:custom-shape draw:style-name="gr9" draw:text-style-name="P13" draw:layer="ConfigLayout" svg:width="0.8cm" svg:height="0.3cm" svg:x="27.6cm" svg:y="7.9cm">
              <text:p text:style-name="P12"><text:span text:style-name="T6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28.4cm" svg:y="7.898cm">
              <text:p text:style-name="P12"><text:span text:style-name="T6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3" draw:layer="ConfigLayout" svg:width="0.8cm" svg:height="0.3cm" svg:x="27.6cm" svg:y="8.2cm">
              <text:p text:style-name="P12"><text:span text:style-name="T6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13" draw:layer="ConfigLayout" svg:width="2.5cm" svg:height="0.3cm" svg:x="28.4cm" svg:y="8.198cm">
              <text:p text:style-name="P12"><text:span text:style-name="T6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3" draw:layer="ConfigLayout" svg:width="3.3cm" svg:height="0.3cm" svg:x="27.6cm" svg:y="8.5cm">
              <text:p text:style-name="P12"><text:span text:style-name="T6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2" draw:text-style-name="P13" draw:layer="ConfigLayout" svg:width="1.1cm" svg:height="0.3cm" svg:x="29.8cm" svg:y="8.8cm">
                <text:p text:style-name="P12"><text:span text:style-name="T6">String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27.6cm" svg:y="8.8cm">
                <text:p text:style-name="P12"><text:span text:style-name="T6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2" draw:text-style-name="P13" draw:layer="ConfigLayout" svg:width="1.1cm" svg:height="0.3cm" svg:x="28.7cm" svg:y="8.8cm">
                <text:p text:style-name="P12"><text:span text:style-name="T6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5" draw:id="id45">
          <draw:g>
            <draw:custom-shape draw:style-name="gr17" draw:text-style-name="P13" draw:layer="ConfigLayout" svg:width="0.8cm" svg:height="0.3cm" svg:x="20.2cm" svg:y="7.402cm">
              <text:p text:style-name="P12"><text:span text:style-name="T6">Nam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21cm" svg:y="7.4cm">
              <text:p text:style-name="P12"><text:span text:style-name="T6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7" draw:text-style-name="P13" draw:layer="ConfigLayout" svg:width="0.8cm" svg:height="0.3cm" svg:x="20.2cm" svg:y="7.702cm">
              <text:p text:style-name="P12"><text:span text:style-name="T6">Type</text:span></text:p>
              <draw:enhanced-geometry svg:viewBox="0 0 21600 21600" draw:type="rectangle" draw:enhanced-path="M 0 0 L 21600 0 21600 21600 0 21600 0 0 Z N"/>
            </draw:custom-shape>
            <draw:custom-shape draw:style-name="gr18" draw:text-style-name="P13" draw:layer="ConfigLayout" svg:width="2.5cm" svg:height="0.3cm" svg:x="21cm" svg:y="7.7cm">
              <text:p text:style-name="P12"><text:span text:style-name="T6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9" draw:text-style-name="P13" draw:layer="ConfigLayout" svg:width="3.3cm" svg:height="0.3cm" svg:x="20.2cm" svg:y="8.002cm">
              <text:p text:style-name="P12"><text:span text:style-name="T6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3" draw:layer="ConfigLayout" svg:width="1.1cm" svg:height="0.3cm" svg:x="22.4cm" svg:y="8.302cm">
                <text:p text:style-name="P12"><text:span text:style-name="T6">Double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20.2cm" svg:y="8.302cm">
                <text:p text:style-name="P12"><text:span text:style-name="T6">Constant</text:span></text:p>
                <draw:enhanced-geometry svg:viewBox="0 0 21600 21600" draw:type="rectangle" draw:enhanced-path="M 0 0 L 21600 0 21600 21600 0 21600 0 0 Z N"/>
              </draw:custom-shape>
              <draw:custom-shape draw:style-name="gr20" draw:text-style-name="P13" draw:layer="ConfigLayout" svg:width="1.1cm" svg:height="0.3cm" svg:x="21.3cm" svg:y="8.302cm">
                <text:p text:style-name="P12"><text:span text:style-name="T6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0" draw:text-style-name="P10" draw:layer="ConfigLayout" draw:type="line" svg:x1="21.701cm" svg:y1="33.999cm" svg:x2="17.45cm" svg:y2="10.4cm" draw:start-shape="id2" draw:start-glue-point="6" draw:end-shape="id41" draw:end-glue-point="8" svg:d="M21701 33999l-4251-23599" svg:viewBox="0 0 4252 23600">
          <text:p/>
        </draw:connector>
        <draw:connector draw:style-name="gr30" draw:text-style-name="P10" draw:layer="ConfigLayout" draw:type="line" svg:x1="21.701cm" svg:y1="33.999cm" svg:x2="22.05cm" svg:y2="10.5cm" draw:start-shape="id2" draw:start-glue-point="6" draw:end-shape="id43" draw:end-glue-point="8" svg:d="M21701 33999l349-23499" svg:viewBox="0 0 350 23500">
          <text:p/>
        </draw:connector>
        <draw:connector draw:style-name="gr30" draw:text-style-name="P10" draw:layer="ConfigLayout" draw:type="line" svg:x1="21.701cm" svg:y1="33.999cm" svg:x2="24.75cm" svg:y2="10.6cm" draw:start-shape="id2" draw:start-glue-point="6" draw:end-shape="id38" draw:end-glue-point="8" svg:d="M21701 33999l3049-23399" svg:viewBox="0 0 3050 23400">
          <text:p/>
        </draw:connector>
        <draw:custom-shape draw:style-name="gr7" draw:text-style-name="P9" xml:id="id40" draw:id="id40" draw:layer="ConfigLayout" svg:width="0.5cm" svg:height="0.5cm" svg:x="15.0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38" draw:id="id38" draw:layer="ConfigLayout" svg:width="0.5cm" svg:height="0.5cm" svg:x="24.5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2" draw:id="id42" draw:layer="ConfigLayout" svg:width="0.5cm" svg:height="0.5cm" svg:x="19.5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3" draw:id="id43" draw:layer="ConfigLayout" svg:width="0.5cm" svg:height="0.5cm" svg:x="21.8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41" draw:id="id41" draw:layer="ConfigLayout" svg:width="0.5cm" svg:height="0.5cm" svg:x="17.2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0" draw:layer="ConfigLayout" draw:type="line" svg:x1="20.128cm" svg:y1="35.828cm" svg:x2="23.201cm" svg:y2="36.151cm" draw:start-shape="id19" draw:start-glue-point="9" draw:end-shape="id5" draw:end-glue-point="6" svg:d="M20128 35828l3073 323" svg:viewBox="0 0 3074 324">
          <text:p/>
        </draw:connector>
        <draw:custom-shape draw:style-name="gr7" draw:text-style-name="P9" xml:id="id19" draw:id="id19" draw:layer="ConfigLayout" svg:width="0.5cm" svg:height="0.5cm" svg:x="19.701cm" svg:y="3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5" draw:id="id5" draw:layer="ConfigLayout" svg:width="0.5cm" svg:height="0.5cm" svg:x="23.201cm" svg:y="3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3" draw:layer="ConfigLayout" draw:type="curve" draw:line-skew="-13.203cm" svg:x1="25cm" svg:y1="10.35cm" svg:x2="44.998cm" svg:y2="33.998cm" draw:start-shape="id38" draw:start-glue-point="10" draw:end-shape="id7" draw:end-glue-point="4" svg:d="M25000 10350c11248 0 1250 23648 19998 23648" svg:viewBox="0 0 19999 23649">
          <text:p text:style-name="P12"><text:span text:style-name="T6">ResetValue</text:span></text:p>
        </draw:connector>
        <draw:connector draw:style-name="gr16" draw:text-style-name="P13" draw:layer="ConfigLayout" draw:type="curve" svg:x1="22.227cm" svg:y1="10.427cm" svg:x2="46.25cm" svg:y2="35.4cm" draw:start-shape="id43" draw:start-glue-point="9" draw:end-shape="id8" draw:end-glue-point="4" svg:d="M22227 10427c0 18786 24023 6300 24023 24973" svg:viewBox="0 0 24024 24974">
          <text:p text:style-name="P12"><text:span text:style-name="T6">ResetValue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27T14:10:44.277000000</dc:date>
    <meta:editing-duration>PT17H55M56S</meta:editing-duration>
    <meta:editing-cycles>116</meta:editing-cycles>
    <meta:document-statistic meta:object-count="541"/>
  </office:meta>
</office:document-meta>
</file>